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Helvetica-Narrow" svg:font-family="Helvetica-Narrow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0.04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68.37mm"/>
    </style:style>
    <style:style style:name="co4" style:family="table-column">
      <style:table-column-properties fo:break-before="auto" style:column-width="131.34mm"/>
    </style:style>
    <style:style style:name="co5" style:family="table-column">
      <style:table-column-properties fo:break-before="auto" style:column-width="60.73mm"/>
    </style:style>
    <style:style style:name="co6" style:family="table-column">
      <style:table-column-properties fo:break-before="auto" style:column-width="175.42mm"/>
    </style:style>
    <style:style style:name="co7" style:family="table-column">
      <style:table-column-properties fo:break-before="auto" style:column-width="66.57mm"/>
    </style:style>
    <style:style style:name="co8" style:family="table-column">
      <style:table-column-properties fo:break-before="auto" style:column-width="58.93mm"/>
    </style:style>
    <style:style style:name="co9" style:family="table-column">
      <style:table-column-properties fo:break-before="auto" style:column-width="50.38mm"/>
    </style:style>
    <style:style style:name="ro1" style:family="table-row">
      <style:table-row-properties style:row-height="8.1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5.88mm" fo:break-before="auto" style:use-optimal-row-height="false"/>
    </style:style>
    <style:style style:name="ro7" style:family="table-row">
      <style:table-row-properties style:row-height="8.94mm" fo:break-before="auto" style:use-optimal-row-height="false"/>
    </style:style>
    <style:style style:name="ro8" style:family="table-row">
      <style:table-row-properties style:row-height="21.17mm" fo:break-before="auto" style:use-optimal-row-height="false"/>
    </style:style>
    <style:style style:name="ro9" style:family="table-row">
      <style:table-row-properties style:row-height="30.34mm" fo:break-before="auto" style:use-optimal-row-height="false"/>
    </style:style>
    <style:style style:name="ro10" style:family="table-row">
      <style:table-row-properties style:row-height="12.35mm" fo:break-before="auto" style:use-optimal-row-height="false"/>
    </style:style>
    <style:style style:name="ro11" style:family="table-row">
      <style:table-row-properties style:row-height="10.94mm" fo:break-before="auto" style:use-optimal-row-height="false"/>
    </style:style>
    <style:style style:name="ta1" style:family="table" style:master-page-name="PageStyle_5f_Shelter_5f_Structur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ackground-color="#00000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865357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90713a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a2bd90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3366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666699" style:text-align-source="fix" style:repeat-content="false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865357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0713a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a2bd9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33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99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666699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Helvetica-Narrow" fo:font-size="10pt" fo:font-style="normal" fo:text-shadow="none" style:text-underline-style="none" fo:font-weight="normal" style:font-size-asian="10pt" style:font-style-asian="normal" style:font-weight-asian="normal" style:font-name-complex="Helvetica-Narrow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Helvetica-Narrow" fo:font-size="10pt" fo:font-style="normal" fo:text-shadow="none" style:text-underline-style="none" fo:font-weight="normal" style:font-size-asian="10pt" style:font-style-asian="normal" style:font-weight-asian="normal" style:font-name-complex="Helvetica-Narrow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-Narrow" fo:font-size="10pt" fo:font-style="normal" fo:text-shadow="none" style:text-underline-style="none" fo:font-weight="normal" style:font-size-asian="10pt" style:font-style-asian="normal" style:font-weight-asian="normal" style:font-name-complex="Helvetica-Narrow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-Narrow" fo:font-size="10pt" fo:font-style="normal" fo:text-shadow="none" style:text-underline-style="none" fo:font-weight="normal" style:font-size-asian="10pt" style:font-style-asian="normal" style:font-weight-asian="normal" style:font-name-complex="Helvetica-Narrow" style:font-size-complex="10pt" style:font-style-complex="normal" style:font-weight-complex="normal"/>
    </style:style>
    <style:style style:name="ce38" style:family="table-cell" style:parent-style-name="Default" style:data-style-name="N111">
      <style:table-cell-properties style:glyph-orientation-vertical="0" fo:border-bottom="0.06pt solid #1f1c1b" style:diagonal-bl-tr="none" style:diagonal-tl-br="none" style:text-align-source="value-type" style:repeat-content="false" fo:background-color="transparent" fo:wrap-option="wrap" fo:border-left="0.06pt solid #1f1c1b" style:direction="ltr" fo:padding="0.71mm" fo:border-right="none" style:rotation-angle="0" style:rotation-align="none" style:shrink-to-fit="false" fo:border-top="0.06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-Narrow" fo:font-size="10pt" fo:font-style="normal" fo:text-shadow="none" style:text-underline-style="none" fo:font-weight="normal" style:font-size-asian="10pt" style:font-style-asian="normal" style:font-weight-asian="normal" style:font-name-complex="Helvetica-Narrow" style:font-size-complex="10pt" style:font-style-complex="normal" style:font-weight-complex="normal"/>
    </style:style>
    <style:style style:name="T1" style:family="text">
      <style:text-properties style:font-name="Helvetica-Narrow" fo:font-size="10pt" fo:font-weight="normal" style:text-underline-style="none" style:text-underline-color="font-color" style:text-line-through-type="none" fo:font-style="normal" style:text-outline="false" fo:text-shadow="none" style:text-position="0%" style:font-name-complex="Helvetica-Narrow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Helvetica-Narrow" fo:text-shadow="none" style:font-style-asian="normal" style:font-weight-complex="normal" style:font-weight-asian="normal" style:font-size-complex="10pt" style:font-size-asian="10pt" style:font-name-complex="Helvetica-Narrow" style:text-position="0%" fo:color="#dd0806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" style:family="text">
      <style:text-properties style:font-name="Helvetica-Narrow" fo:text-shadow="none" style:font-style-asian="normal" style:font-weight-complex="normal" style:font-weight-asian="normal" style:font-size-complex="10pt" style:font-size-asian="10pt" style:font-name-complex="Helvetica-Narrow" style:text-position="0%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4" style:family="text">
      <style:text-properties style:font-name="Helvetica-Narrow" fo:text-shadow="none" style:font-style-asian="normal" style:font-weight-complex="normal" style:font-weight-asian="normal" style:font-size-complex="10pt" style:font-size-asian="10pt" style:font-name-complex="Helvetica-Narrow" style:text-position="0%" style:text-outline="false" fo:font-style="normal" style:text-line-through-type="none" style:text-underline-style="none" style:text-underline-color="font-color" fo:font-weight="normal" fo:font-size="10pt" style:font-style-complex="normal" fo:color="#dd0806"/>
    </style:style>
  </office:automatic-styles>
  <office:body>
    <office:spreadsheet>
      <table:calculation-settings table:case-sensitive="false" table:automatic-find-labels="false" table:use-regular-expressions="false"/>
      <table:table table:name="Shelter_Struc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verview of Shelter solutions data set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4" office:value-type="string" calcext:value-type="string" table:number-columns-spanned="2" table:number-rows-spanned="1">
            <text:p>Sub-category</text:p>
          </table:table-cell>
          <table:covered-table-cell table:style-name="ce4"/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Type of data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ingle / multiple choice</text:p>
          </table:table-cell>
          <table:table-cell table:style-name="ce3" office:value-type="string" calcext:value-type="string">
            <text:p>optional/mandatory/automatic</text:p>
          </table:table-cell>
          <table:table-cell table:style-name="ce3" office:value-type="string" calcext:value-type="string">
            <text:p>drawing</text:p>
          </table:table-cell>
          <table:table-cell table:style-name="ce31" table:number-columns-repeated="2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 table:number-columns-spanned="1" table:number-rows-spanned="12">
            <text:p>Identification</text:p>
          </table:table-cell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2 digit country code [XX] + sequence number [000]</text:p>
          </table:table-cell>
          <table:table-cell table:style-name="ce29"/>
          <table:table-cell table:style-name="ce33" office:value-type="string" calcext:value-type="string">
            <text:p>automatic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Name of shelter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3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Survey date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dd-MM-yyyy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Zone</text:p>
          </table:table-cell>
          <table:table-cell table:style-name="ce29" office:value-type="string" calcext:value-type="string">
            <text:p>Drop down box</text:p>
          </table:table-cell>
          <table:table-cell table:style-name="ce29" office:value-type="string" calcext:value-type="string">
            <text:p>Africa; Americas<text:span text:style-name="T1"> &amp; Caribbean; Asia Pacific; Europe; Middle East &amp; North Africa</text:span>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Country</text:p>
          </table:table-cell>
          <table:table-cell table:style-name="ce29" office:value-type="string" calcext:value-type="string">
            <text:p>Drop down box</text:p>
          </table:table-cell>
          <table:table-cell table:style-name="ce29" office:value-type="string" calcext:value-type="string">
            <text:p>ISO2 Countries list (taken from the system)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Province / District / Region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30 characters</text:p>
          </table:table-cell>
          <table:table-cell table:style-name="ce29"/>
          <table:table-cell table:style-name="ce33" office:value-type="string" calcext:value-type="string">
            <text:p>either fields with province,distirc, region adn city/village mandatory, or GPS coordinates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City / Village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30 characters</text:p>
          </table:table-cell>
          <table:table-cell table:style-name="ce29"/>
          <table:table-cell table:style-name="ce33"/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GPS Latitud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between -90 to 90</text:p>
          </table:table-cell>
          <table:table-cell table:style-name="ce29"/>
          <table:table-cell table:style-name="ce33"/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GPS Longitud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between -90 to 90</text:p>
          </table:table-cell>
          <table:table-cell table:style-name="ce29"/>
          <table:table-cell table:style-name="ce33"/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GPS Altitud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m above sea level</text:p>
          </table:table-cell>
          <table:table-cell table:style-name="ce29"/>
          <table:table-cell table:style-name="ce33"/>
          <table:table-cell table:style-name="ce34"/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Climate zon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dry polar; dry moderate; dry tropical; moist polar; moist moderate; moist tropical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automatic from previous?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Identification</text:p>
          </table:table-cell>
          <table:table-cell table:style-name="ce29" office:value-type="string" calcext:value-type="string">
            <text:p>Landfor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mountains; plateaus; hills; valley; plain; river delta; desert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 table:number-columns-spanned="1" table:number-rows-spanned="15">
            <text:p>Disaster &amp; Response</text:p>
          </table:table-cell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Associated disaster / Immediate caus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earthquake; flood; storm/cyclone; volcanic eruption; fire; rockfall/landslide; tsunami; drought/famine; epidemic; conflict related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Main hazards in country</text:p>
          </table:table-cell>
          <table:table-cell table:style-name="ce29" office:value-type="string" calcext:value-type="string">
            <text:p>check box</text:p>
          </table:table-cell>
          <table:table-cell table:style-name="ce32" office:value-type="string" calcext:value-type="string">
            <text:p>earthquake; flood; storm/cyclone; volcanic eruption; fire; rockfall/landslide; tsunami; drought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Type of Implementing Agency</text:p>
          </table:table-cell>
          <table:table-cell table:style-name="ce29" office:value-type="string" calcext:value-type="string">
            <text:p>Drop down box</text:p>
          </table:table-cell>
          <table:table-cell table:style-name="ce29" office:value-type="string" calcext:value-type="string">
            <text:p>by private sector; by government; by NGO/agency; self-built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Implementing Agency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30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Name of Project Manager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Name of local partner (NGO/Government)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30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Name of Governmental Agency in charge of Disaster Management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Name of Governmental Agency in charge of Construction 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Type of shelter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emergency shelter; transitional shelter; core shelter; permanent shelt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30" office:value-type="string" calcext:value-type="string">
            <text:p>Total number of shelter built <text:span text:style-name="T1">during project</text:span>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Type of work (construction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retrofit; repair; rebuilding; relocation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4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Type of settlement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in a planned camp; self-settlement with relocation; self-settlement in-situ; in a collective centre; host family; in a planned site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Labour method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direct (beneficiary) labour; community labour; contract labou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Labour skill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skilled labour; unskilled labou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5">
          <table:table-cell/>
          <table:covered-table-cell table:style-name="ce6"/>
          <table:table-cell table:style-name="ce18" office:value-type="string" calcext:value-type="string">
            <text:p>Disaster &amp; Response</text:p>
          </table:table-cell>
          <table:table-cell table:style-name="ce29" office:value-type="string" calcext:value-type="string">
            <text:p>Support provided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technical training; technical support; shelter construction items; cash; vouchers; livelihood support; environmental &amp; resource management; local information centres; insurances; loans &amp; guarantees; advocacy, legal &amp; administrative; market interventions; return &amp; transit items; infrastructure &amp; settlement planning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 table:number-columns-spanned="1" table:number-rows-spanned="25">
            <text:p>General</text:p>
          </table:table-cell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Year of construction (first completed shelters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Number of inhabitants of the shelter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Occupancy status (site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occupied with no legal status; land tenant; owner of the land; family land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Occupancy status (shelter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t occupied; occupied with no legal status; house tenant; owner-occupi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Typology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detached; semi-detached; row unit; apartment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1-1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Storeys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Number of rooms (not including kitchen &amp; bathroom/toilet)</text:p>
          </table:table-cell>
          <table:table-cell table:style-name="ce29" office:value-type="string" calcext:value-type="string">
            <text:p>Whole 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Length (m)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1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Width (m)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1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Total interior area (m2)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5" office:value-type="string" calcext:value-type="string">
            <text:p>D1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vered area (m2)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automatic</text:p>
          </table:table-cell>
          <table:table-cell table:style-name="ce35" office:value-type="string" calcext:value-type="string">
            <text:p>D1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Wall height (m)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1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Ridge height (m)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1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 per unit (USD)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local material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imported material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transport and warehousing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local labour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international staff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trainings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administrative costs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costs breakdown (USD) - other</text:p>
          </table:table-cell>
          <table:table-cell table:style-name="ce29" office:value-type="string" calcext:value-type="string">
            <text:p>Currency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labour (number of workers)</text:p>
          </table:table-cell>
          <table:table-cell table:style-name="ce29" office:value-type="string" calcext:value-type="string">
            <text:p>Whole 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nstruction time (number of days per unit)</text:p>
          </table:table-cell>
          <table:table-cell table:style-name="ce29" office:value-type="string" calcext:value-type="string">
            <text:p>Whole 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General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 table:number-columns-spanned="1" table:number-rows-spanned="8">
            <text:p>Site</text:p>
          </table:table-cell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Context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urban; peri-urban; slum; semi-rural; rural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6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Topography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flat/level (&lt;2%); gentle slope (2-10%); moderate slope (10-15%); strong slope (15-30%); very strong slope (30-45%), extreme slope (45-70%), steep slope (70-100%); very steep slope (&gt;100%)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2-1</text:p>
          </table:table-cell>
          <table:table-cell table:number-columns-repeated="1015"/>
        </table:table-row>
        <table:table-row table:style-name="ro4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Location of the sit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exposed crest/edge of a cliff; coastal area; low-lying area; in terrace; undulating; base of a slope; close to a river/pond/lake; on water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2-2</text:p>
          </table:table-cell>
          <table:table-cell table:number-columns-repeated="1015"/>
        </table:table-row>
        <table:table-row table:style-name="ro2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Soil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rock; stone/gravel; sand; clay; wetland/wat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Vegetation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trees; shrub; bush; grass; none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Approximate plot area (m2)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Site acces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gravel; (permeable) pavement; asphalt; concrete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8"/>
          <table:table-cell table:style-name="ce20" office:value-type="string" calcext:value-type="string">
            <text:p>Site</text:p>
          </table:table-cell>
          <table:table-cell table:style-name="ce29" office:value-type="string" calcext:value-type="string">
            <text:p>Accessibility for transport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by truck; by car; by 4x4; by animal; by foot; by boat/raft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 table:number-columns-spanned="1" table:number-rows-spanned="11">
            <text:p>Foundation</text:p>
          </table:table-cell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Foundation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strip footing; isolated footing (pad/ bucket); monolithic slab; on stilts/pillars/piles; helical piles/ screw piles; earth anchor/ mechanical soil anchor; spiral ground anchor; pegs ; ballast; anchor block; none 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0;D3-1;D3-2</text:p>
          </table:table-cell>
          <table:table-cell table:number-columns-repeated="1015"/>
        </table:table-row>
        <table:table-row table:style-name="ro5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Foundation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reinforced concrete; reinforcing bars; welded-wire mesh; concrete; mortar; timber; wood; bamboo; steel; galvanized steel; granular fill; stone/rock; backfill; rubble (masonry); squared rubble; concrete block(solid); hollow concrete block; solid brick (fired clay); adobe/sun-dried brick; salvage materia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5" office:value-type="string" calcext:value-type="string">
            <text:p>D4-0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Depth of foundation (m)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1;D3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Section/ surface of footing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1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Width of wall base (m)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1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Section of stilt/ pillar/ pile (m x m)</text:p>
          </table:table-cell>
          <table:table-cell table:style-name="ce29" office:value-type="string" calcext:value-type="string">
            <text:p>Text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1;D3-2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Thickness of monolithic concrete slab (m)</text:p>
          </table:table-cell>
          <table:table-cell table:style-name="ce29" office:value-type="string" calcext:value-type="string">
            <text:p>whole 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1</text:p>
          </table:table-cell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Distance between piles/ stilts/ isoled footing (m)</text:p>
          </table:table-cell>
          <table:table-cell table:style-name="ce29" office:value-type="string" calcext:value-type="string">
            <text:p>whole number</text:p>
          </table:table-cell>
          <table:table-cell table:style-name="ce29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2</text:p>
          </table:table-cell>
          <table:table-cell table:number-columns-repeated="1015"/>
        </table:table-row>
        <table:table-row table:style-name="ro6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Connection between foundation - wall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lag bolts; bolts and nuts; anchor bolts &amp; washers; anchor plates/ post anchors/bases; straps; reinforcing bars; wire; lashings; dowels/ pin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9-1;D3-10-1</text:p>
          </table:table-cell>
          <table:table-cell table:number-columns-repeated="1015"/>
        </table:table-row>
        <table:table-row table:style-name="ro4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Connection material (foundation - walls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ement; steel; galvanized steel; stainless steel; timber; wood; bamboo; polymer; organic;concret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Foundation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 table:number-columns-spanned="1" table:number-rows-spanned="34">
            <text:p>Walls &amp; frame</text:p>
          </table:table-cell>
          <table:table-cell table:style-name="ce17" office:value-type="string" calcext:value-type="string">
            <text:p>Walls &amp; Frame</text:p>
          </table:table-cell>
          <table:table-cell table:style-name="ce29" office:value-type="string" calcext:value-type="string">
            <text:p>Superstructure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Bearing walls; Framed walls; Pole-frame; Posts &amp; Beams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3-3;D3-3-1;D3-3-2;D3-3-3;D3-3-4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Walls &amp; Frame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4-0</text:p>
          </table:table-cell>
          <table:table-cell table:number-columns-repeated="1015"/>
        </table:table-row>
        <table:table-row table:style-name="ro6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Bearing walls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concrete block (solid); hollow concrete block; solid brick (fired clay); perforated brick (fired clay); hollow brick (fired clay); adobe/ sun-dried brick; rubble (masonry); squared rubbl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-1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Bearing walls - width (m)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-1</text:p>
          </table:table-cell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Bearing walls - bond beams &amp; lintel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bond beam/ ring beam; vertical wall reinforcement; lintel (above doors); lintel (above windows); rake beam (top of gable end)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-1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Section of horizontal bond beam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-1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Section of lintel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7" office:value-type="string" calcext:value-type="string">
            <text:p>D3-9-3</text:p>
          </table:table-cell>
          <table:table-cell table:number-columns-repeated="1015"/>
        </table:table-row>
        <table:table-row table:style-name="ro6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Connection between bearing walls and roof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anchor bolts and washers; anchor plates; hurricane straps/ ties/ clips; wire; reinforcing bar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Connection material (walls - roof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ncrete; steel; galvanized steel; stainless steel; timber; polymer; organic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7" office:value-type="string" calcext:value-type="string">
            <text:p>D3-8</text:p>
          </table:table-cell>
          <table:table-cell table:number-columns-repeated="1015"/>
        </table:table-row>
        <table:table-row table:style-name="ro8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Stability measure - bearing wall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bond beam/ring beam at plinth level; bond beam/ring beam at lintel level; bond beam/ring beam at roof level; vertical wall reinforcement in corners; vertical wall reinforcement in at each wall intersection; rake beam; tie-bar/ tie rod and tie plate; vertical wall;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Bearing walls</text:p>
          </table:table-cell>
          <table:table-cell table:style-name="ce29" office:value-type="string" calcext:value-type="string">
            <text:p>Stability meas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reinforced concrete; stee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Framed walls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steel; galvanized steel; timber; wood; bamboo; mixed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Framed walls - section of corner post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Framed walls - section of stud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Framed walls - section of bottom wall plate/ sill plate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Framed walls - section of top wall plate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3-9-4;D3-10-1</text:p>
          </table:table-cell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Connection between framed walls and roof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anchor bolts and washers; hurricane straps/ ties/ clips; wire; lashings; dowels/ pin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Connection material (walls - roof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steel; galvanized steel; stainless steel; timber; polymer; organic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8-2</text:p>
          </table:table-cell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Stability measure - framed wall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rner brace; K brace; angle brace; sheathing (load bearing shell); studs located every 60 cm (2 ft) or less; cross brac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Framed walls</text:p>
          </table:table-cell>
          <table:table-cell table:style-name="ce29" office:value-type="string" calcext:value-type="string">
            <text:p>Stability meas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timber; wood; bamboo; plywood; wire; metal cable; rop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Pole-frame -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timber; wood; coconut tree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Pole-frame - section of pole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Pole-frame- height of pole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3-9-1;D3-10-1</text:p>
          </table:table-cell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Connection between pole-frame walls and roof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anchor bolts and washers; hurricane straps/ ties/ clips; wire; lashings; dowels/ pin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Connection material (walls - roof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steel; galvanized steel; stainless steel; timber; polymer; organic; other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8-2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Stability measure - pole-frame construction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ross brace; V brace; angle brace; gusset plate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le-frame</text:p>
          </table:table-cell>
          <table:table-cell table:style-name="ce29" office:value-type="string" calcext:value-type="string">
            <text:p>Stability meas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timber; wood; bamboo; plywood; wire; metal cable; rop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Posts &amp; beams framing -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reinforced concrete; steel; galvanized steel; timber; wood; coconut tree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Posts &amp; beams framing - section of post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3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Posts &amp; beams framing - height of post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3-9-3</text:p>
          </table:table-cell>
          <table:table-cell table:number-columns-repeated="1015"/>
        </table:table-row>
        <table:table-row table:style-name="ro6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Connection between posts and beams framing walls and roof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anchor bolts and washers; anchor plates; hurricane straps/ ties/ clips; wire; lashings; dowels/ pins; reinforcing bar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Connection material (walls - roof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ncrete; steel; galvanized steel; stainless steel; timber; polymer; organic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8-2</text:p>
          </table:table-cell>
          <table:table-cell table:number-columns-repeated="1015"/>
        </table:table-row>
        <table:table-row table:style-name="ro2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Stability measure - posts &amp; beams framing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ross brace; V brace; angle brace; gusset plate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5"/>
          <table:table-cell table:style-name="ce17" office:value-type="string" calcext:value-type="string">
            <text:p>Posts &amp; Beams</text:p>
          </table:table-cell>
          <table:table-cell table:style-name="ce29" office:value-type="string" calcext:value-type="string">
            <text:p>Stability meas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reinforced concrete; steel; timber; bamboo; plywood; rope; wire; metal cabl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8">
          <table:table-cell/>
          <table:table-cell table:style-name="ce9" office:value-type="string" calcext:value-type="string" table:number-columns-spanned="1" table:number-rows-spanned="22">
            <text:p>Beams &amp; floor</text:p>
          </table:table-cell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Ground floor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earth platform (elevated ground floor); ground slab/ slab on grade; suspended timber ground floor; suspended slab (reinforced concrete); beam and blocks/ beam fill floor (concrete joists and infill blocks); other types of suspended floor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4</text:p>
          </table:table-cell>
          <table:table-cell table:number-columns-repeated="1015"/>
        </table:table-row>
        <table:table-row table:style-name="ro8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Ground floor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backfill compacted; debris; granular fill (gravel); stone; reinforced concrete; welded-wire mesh; concrete; concrete blocks &amp; mortar; timber; wood; steel; galvanized steel; bamboo; concrete joists; infill blocks/ blocks floor; arched bricks; granular fil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4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Height of ground floor above ground level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4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Lenght of the beams/joist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4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Section of the beams/joists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4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Distance between beams/joist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4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Thickness of decking/ concrete slab/ compression slab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Floor component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concrete; reinforcing bars; welded-wire mesh; steel; galvanized steel; timber; wood; plywood; bamboo; infill blocks; arched brick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Connection between walls and ground floor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wire; anchor plates; straps; reinforcing bars; lashings; dowels/ pin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3-9-1</text:p>
          </table:table-cell>
          <table:table-cell table:number-columns-repeated="1015"/>
        </table:table-row>
        <table:table-row table:style-name="ro4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Connection material (walls - ground floor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ncrete; steel; galvanized steel; stainless steel; timber; wood; polymer; organic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Stability measure - elevated ground floor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ross brace; angle brace; gusset plate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8-1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 (ground floor)</text:p>
          </table:table-cell>
          <table:table-cell table:style-name="ce29" office:value-type="string" calcext:value-type="string">
            <text:p>Stability measure material 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reinforced concrete; steel; timber; wood; plywood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6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Floor type (second floor and others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suspended timber ground floor; suspended slab (reinforced concrete); beam and blocks/ beam fill floor (concrete joists and infill blocks); other types of suspended floor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3-5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Beams/ joists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reinforced concrete; steel; galvanized steel; timber; wood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Lenght of the beams/joist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5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Section of the beams/joists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5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Distance between beams/joist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 office:value-type="string" calcext:value-type="string">
            <text:p>D3-5</text:p>
          </table:table-cell>
          <table:table-cell table:number-columns-repeated="1015"/>
        </table:table-row>
        <table:table-row table:style-name="ro4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Connection between walls and floor (if more than one storey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wire; anchor plates; straps; ties; reinforcing bars; lashings; dowels/ pins; 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8" office:value-type="string" calcext:value-type="string">
            <text:p>D3-9-1</text:p>
          </table:table-cell>
          <table:table-cell table:number-columns-repeated="1015"/>
        </table:table-row>
        <table:table-row table:style-name="ro4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Connection material (walls - floor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ncrete; steel; galvanized steel; stainless steel; timber; wood; polymer; organic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Thickness of decking/ concrete slab/ compression slab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Floor component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concrete; reinforcing bars; welded-wire mesh; steel; galvanized steel; timber; wood; plywood; bamboo; infill blocks; arched brick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9"/>
          <table:table-cell table:style-name="ce21" office:value-type="string" calcext:value-type="string">
            <text:p>Beams &amp; Floor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6">
          <table:table-cell/>
          <table:table-cell table:style-name="ce10" office:value-type="string" calcext:value-type="string" table:number-columns-spanned="1" table:number-rows-spanned="18">
            <text:p>Roof</text:p>
          </table:table-cell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Roof sha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shed roof (single-pitch roof, pitch &gt;3°); gable roof (pitched roof); hip-roof (hipped roof); flat roof (pitch &lt;3°); dome; rainbow roof (arched); mansard roof; gambrel roof (roof with several slopes on the same side)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3-6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Roof pitch (°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&lt;3° (&lt;5%); 3-9° (5-16 %); 10-30° (17-60%) ; 30-45° (60-100%); &gt;45° (&gt;100%)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Roof structur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gable end; truss; purlin; rafter; roof decking; concrete slab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3-7-1</text:p>
          </table:table-cell>
          <table:table-cell table:number-columns-repeated="1015"/>
        </table:table-row>
        <table:table-row table:style-name="ro4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Roof struct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steel; galvanized steel; timber; wood; plywood; sheathing; bamboo; reinforced concret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Distance between trusses/ gable end/ cross wall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Section of purlin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Distance between purlin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Section of rafter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Distance between rafter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Size of eaves (overhang)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Thickness of roof decking/ concrete slab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Section of batten/ lath (m x m)</text:p>
          </table:table-cell>
          <table:table-cell table:style-name="ce29" office:value-type="string" calcext:value-type="string">
            <text:p>Text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Distance between <text:s/>battens/ laths (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4" office:value-type="string" calcext:value-type="string">
            <text:p>D3-7-2</text:p>
          </table:table-cell>
          <table:table-cell table:number-columns-repeated="1015"/>
        </table:table-row>
        <table:table-row table:style-name="ro4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Connection between roof element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ils; screws; lag screws/bolts; bolts and nuts; anchor plates; hurricane straps; gusset plates; connectors/ nail plates; lashings; dowels/ pins;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7" office:value-type="string" calcext:value-type="string">
            <text:p>D3-9-4;D3-9-5;D3-9-6;D3-10-2</text:p>
          </table:table-cell>
          <table:table-cell table:number-columns-repeated="1015"/>
        </table:table-row>
        <table:table-row table:style-name="ro4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Connection material (roof elements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ncrete; steel; galvanized steel; stainless steel; timber; polymer; organic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4"/>
          <table:table-cell table:number-columns-repeated="1015"/>
        </table:table-row>
        <table:table-row table:style-name="ro4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Stability measure - roof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tie beam; collar beam/ tie; tie (between ridge beam and king post/ truss); rafter brace; gusset plates; bracing ;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 office:value-type="string" calcext:value-type="string">
            <text:p>D3-8-4</text:p>
          </table:table-cell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Stability meas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oncrete; steel; timber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0"/>
          <table:table-cell table:style-name="ce22" office:value-type="string" calcext:value-type="string">
            <text:p>Roof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9">
          <table:table-cell/>
          <table:table-cell table:style-name="ce11" office:value-type="string" calcext:value-type="string" table:number-columns-spanned="1" table:number-rows-spanned="5">
            <text:p>Cladding</text:p>
          </table:table-cell>
          <table:table-cell table:style-name="ce23" office:value-type="string" calcext:value-type="string">
            <text:p>Cladding</text:p>
          </table:table-cell>
          <table:table-cell table:style-name="ce29" office:value-type="string" calcext:value-type="string">
            <text:p>Facade cladding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brick; hollow brick; perforated brick; adobe/ sun-dried brick; mud plaster; concrete block (solid); hollow concrete block; cement plaster; wattle &amp; daub; timber; wood; plywood; fiber cement board/ cement board; bamboo; metal sheeting; plastic sheeting (tarpaulin);<text:span text:style-name="T2"> </text:span><text:span text:style-name="T3">canvas; textile; woven mat</text:span><text:span text:style-name="T4"> </text:span><text:span text:style-name="T3">(organic material); thatch; straw; corrugated galvanized iron (CGI) sheet; shingle; wood shingle; other;</text:span>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7"/>
          <table:table-cell table:number-columns-repeated="1015"/>
        </table:table-row>
        <table:table-row table:style-name="ro2">
          <table:table-cell/>
          <table:covered-table-cell table:style-name="ce11"/>
          <table:table-cell table:style-name="ce23" office:value-type="string" calcext:value-type="string">
            <text:p>Cladding</text:p>
          </table:table-cell>
          <table:table-cell table:style-name="ce29" office:value-type="string" calcext:value-type="string">
            <text:p>Thickness of cladding material (mm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7"/>
          <table:table-cell table:number-columns-repeated="1015"/>
        </table:table-row>
        <table:table-row table:style-name="ro5">
          <table:table-cell/>
          <table:covered-table-cell table:style-name="ce11"/>
          <table:table-cell table:style-name="ce23" office:value-type="string" calcext:value-type="string">
            <text:p>Cladding</text:p>
          </table:table-cell>
          <table:table-cell table:style-name="ce29" office:value-type="string" calcext:value-type="string">
            <text:p>Roof covering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corrugated galvanized iron (CGI) sheet; insulated metal roofing sheet; corrugated bitumen roofing panel; aluminium roofing sheet; plastic sheeting (tarpaulin); thatch; leaves; straw; clay tiles; concrete tiles; stone shingle; asphalt shingle; wood shingle; asphalt; bamboo; wood; plywood; GPR (fibreglass) pane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7"/>
          <table:table-cell table:number-columns-repeated="1015"/>
        </table:table-row>
        <table:table-row table:style-name="ro2">
          <table:table-cell/>
          <table:covered-table-cell table:style-name="ce11"/>
          <table:table-cell table:style-name="ce23" office:value-type="string" calcext:value-type="string">
            <text:p>Cladding</text:p>
          </table:table-cell>
          <table:table-cell table:style-name="ce29" office:value-type="string" calcext:value-type="string">
            <text:p>Thickness of roof covering (mm or gauge)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7"/>
          <table:table-cell table:number-columns-repeated="1015"/>
        </table:table-row>
        <table:table-row table:style-name="ro4">
          <table:table-cell/>
          <table:covered-table-cell table:style-name="ce11"/>
          <table:table-cell table:style-name="ce23" office:value-type="string" calcext:value-type="string">
            <text:p>Cladding</text:p>
          </table:table-cell>
          <table:table-cell table:style-name="ce29" office:value-type="string" calcext:value-type="string">
            <text:p>Floor Finish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timber; wood; cement plaster; mud plaster; bamboo; ceramic tiles; carpet; plastic floor; organic materia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 table:number-columns-spanned="1" table:number-rows-spanned="6">
            <text:p>Openings</text:p>
          </table:table-cell>
          <table:table-cell table:style-name="ce24" office:value-type="string" calcext:value-type="string">
            <text:p>Openings</text:p>
          </table:table-cell>
          <table:table-cell table:style-name="ce29" office:value-type="string" calcext:value-type="string">
            <text:p>Number of doors</text:p>
          </table:table-cell>
          <table:table-cell table:style-name="ce29" office:value-type="string" calcext:value-type="string">
            <text:p>Number</text:p>
          </table:table-cell>
          <table:table-cell table:style-name="ce32" office:value-type="string" calcext:value-type="string">
            <text:p>&gt;0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12"/>
          <table:table-cell table:style-name="ce24" office:value-type="string" calcext:value-type="string">
            <text:p>Openings</text:p>
          </table:table-cell>
          <table:table-cell table:style-name="ce29" office:value-type="string" calcext:value-type="string">
            <text:p>Doors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timber; wood; plywood; bamboo; plastic sheeting; mesh; insect screening mesh; fibreglass; leaves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2"/>
          <table:table-cell table:style-name="ce24" office:value-type="string" calcext:value-type="string">
            <text:p>Openings</text:p>
          </table:table-cell>
          <table:table-cell table:style-name="ce29" office:value-type="string" calcext:value-type="string">
            <text:p>Number of windows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12"/>
          <table:table-cell table:style-name="ce24" office:value-type="string" calcext:value-type="string">
            <text:p>Openings</text:p>
          </table:table-cell>
          <table:table-cell table:style-name="ce29" office:value-type="string" calcext:value-type="string">
            <text:p>Windows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timber; wood; plywood; bamboo; plastic sheeting; insect screening mesh; fibreglass; lattic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2"/>
          <table:table-cell table:style-name="ce24" office:value-type="string" calcext:value-type="string">
            <text:p>Openings</text:p>
          </table:table-cell>
          <table:table-cell table:style-name="ce29" office:value-type="string" calcext:value-type="string">
            <text:p>Number of shutters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2"/>
          <table:table-cell table:style-name="ce24" office:value-type="string" calcext:value-type="string">
            <text:p>Openings</text:p>
          </table:table-cell>
          <table:table-cell table:style-name="ce29" office:value-type="string" calcext:value-type="string">
            <text:p>Shutters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metal; timber; wood; plywood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table-cell table:style-name="ce13" office:value-type="string" calcext:value-type="string" table:number-columns-spanned="1" table:number-rows-spanned="2">
            <text:p>Insulation</text:p>
          </table:table-cell>
          <table:table-cell table:style-name="ce25" office:value-type="string" calcext:value-type="string">
            <text:p>Insulation</text:p>
          </table:table-cell>
          <table:table-cell table:style-name="ce29" office:value-type="string" calcext:value-type="string">
            <text:p>Insulation syste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shading ; insulation of the flooring; insulation on the walls; insulation below the roof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10">
          <table:table-cell/>
          <table:covered-table-cell table:style-name="ce13"/>
          <table:table-cell table:style-name="ce25" office:value-type="string" calcext:value-type="string">
            <text:p>Insulation</text:p>
          </table:table-cell>
          <table:table-cell table:style-name="ce29" office:value-type="string" calcext:value-type="string">
            <text:p>Insulation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shade net; <text:s/>insulated corrugated roofing sheeting; organic material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11">
          <table:table-cell/>
          <table:table-cell table:style-name="ce14" office:value-type="string" calcext:value-type="string">
            <text:p>Skin</text:p>
          </table:table-cell>
          <table:table-cell table:style-name="ce26" office:value-type="string" calcext:value-type="string">
            <text:p>Skin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1" table:number-rows-spanned="24">
            <text:p>Services</text:p>
          </table:table-cell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Water Supply location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in shelter; on plot; communa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Distance to the water supply</text:p>
          </table:table-cell>
          <table:table-cell table:style-name="ce29" office:value-type="string" calcext:value-type="string">
            <text:p>number </text:p>
          </table:table-cell>
          <table:table-cell table:style-name="ce32" office:value-type="string" calcext:value-type="string">
            <text:p>&gt;0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8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Water Supply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piped water; tap/standpipe; tubewell/ borehole; protected dug well; protected spring; rainwater collection; unprotected spring; unprotected dug well; cart with small tank/drum; tanker truck; surface water (from river, pond, lake); bottled water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Sanitation location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in shelter; on plot; communal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Distance to the sanitation</text:p>
          </table:table-cell>
          <table:table-cell table:style-name="ce29" office:value-type="string" calcext:value-type="string">
            <text:p>number 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8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Sanitation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flush toilet; pour flush toilet; piped sewer system; septic tank; flush/pour flush to pit latrine; ventilated improved pit latrine (VIP); pit latrine with slab; composting toilet; flush/pour flush to elsewhere; pit latrine without slab; bucket; hanging toilet/ hanging latrine; no facilities or bush or field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6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Sewage syste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open sewer system; single pit; septic system; piped sewer system; trucking (gully emptier) to sewage plant; trucking (gully emptier) to open dumping; other 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Drainag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open drains; covered drains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Waste treatment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burn on site; dump on site; door-to-door collection; central collection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Bathroom<text:span text:style-name="T1"> location</text:span>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in shelter; on plot; communal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Distance to the bathroom</text:p>
          </table:table-cell>
          <table:table-cell table:style-name="ce29" office:value-type="string" calcext:value-type="string">
            <text:p>number 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Type of Bathroo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bucket shower; container; bathtub; shower; river; pond; lake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Heating syste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stove; electrical heater; fireplace/hearth; central heating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Energy Source for heating syste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gas; oil; electricity (grid); electricity (battery); wood; coal/charcoal; biomass; wind; solar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Cooling syste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natural ventilation; fan; air conditioning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Energy Source for cooling system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electricity (grid); electricity (battery); wind; solar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6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Type of natural ventilation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foundation vent; outside-air intake - bottom part of the wall; outside-air intake - above doors and windows; roof vent; air vent between rooms; trickle vent in windows or doors; vent pipe in roof; chimney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 office:value-type="string" calcext:value-type="string">
            <text:p>D4-3</text:p>
          </table:table-cell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Number of ventilation openings</text:p>
          </table:table-cell>
          <table:table-cell table:style-name="ce29" office:value-type="string" calcext:value-type="string">
            <text:p>Whole number</text:p>
          </table:table-cell>
          <table:table-cell table:style-name="ce32" office:value-type="string" calcext:value-type="string">
            <text:p>&gt;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Lighting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andles; torch/flashlight (battery powered); oil/kerosene lamp; electrical powered lamp; solar powered lamp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Energy Source (Appliances)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gas; electricity (grid); electricity (battery); wood; coal/charcoal; biomass; wind; solar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Kitchen location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in shelter; on plot; communal; other</text:p>
          </table:table-cell>
          <table:table-cell table:style-name="ce29" office:value-type="string" calcext:value-type="string">
            <text:p>sing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Kitchen Typ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open fire; portable stove; stov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Cooking Energy Source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wood; biomass; oil; gas; coal/charcoal; kerosene; electricity; solar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5"/>
          <table:table-cell table:style-name="ce27" office:value-type="string" calcext:value-type="string">
            <text:p>Services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32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 table:number-columns-spanned="1" table:number-rows-spanned="8">
            <text:p>spaceplan</text:p>
          </table:table-cell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Partitions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walls; half walls; screens; curtains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Partition struct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bamboo; timber; wood; brick; concrete block; block; adobe/ sun-dried brick; steel; plastic; textile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4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Partition finish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metal sheeting; timber; wood; plywood; bamboo; cement plaster; mud plaster; wallpaper; paint; hand woven mat (organic material)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Ceiling structure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timber; wood; plywood; bamboo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Ceiling Finish Material</text:p>
          </table:table-cell>
          <table:table-cell table:style-name="ce29" office:value-type="string" calcext:value-type="string">
            <text:p>Drop down box</text:p>
          </table:table-cell>
          <table:table-cell table:style-name="ce32" office:value-type="string" calcext:value-type="string">
            <text:p>none; cement plaster; mud plaster; wallpaper; paint; organic material; other</text:p>
          </table:table-cell>
          <table:table-cell table:style-name="ce29" office:value-type="string" calcext:value-type="string">
            <text:p>multiple choice</text:p>
          </table:table-cell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Possible extension of the shelter structure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implemented extention to the shelter (at survey date)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7"/>
          <table:table-cell table:style-name="ce19" office:value-type="string" calcext:value-type="string">
            <text:p>Spaceplan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29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table-cell table:style-name="ce16" office:value-type="string" calcext:value-type="string" table:number-columns-spanned="1" table:number-rows-spanned="12">
            <text:p>Documents</text:p>
          </table:table-cell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Project narrative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Technical description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(Priced) Bill of Quantity (BoQ)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Design Drawings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Site plan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Satellite picture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Pictures/video of setting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Pictures/video of elevations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Pictures/video of extensions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Pictures/video of details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Pictures/video of living practices</text:p>
          </table:table-cell>
          <table:table-cell table:style-name="ce29" office:value-type="string" calcext:value-type="string">
            <text:p>yes / no</text:p>
          </table:table-cell>
          <table:table-cell table:style-name="ce29" office:value-type="string" calcext:value-type="string">
            <text:p>1; 0</text:p>
          </table:table-cell>
          <table:table-cell table:style-name="ce29"/>
          <table:table-cell table:style-name="ce33" office:value-type="string" calcext:value-type="string">
            <text:p>mandatory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covered-table-cell table:style-name="ce16"/>
          <table:table-cell table:style-name="ce28" office:value-type="string" calcext:value-type="string">
            <text:p>Documents</text:p>
          </table:table-cell>
          <table:table-cell table:style-name="ce29" office:value-type="string" calcext:value-type="string">
            <text:p>Comment</text:p>
          </table:table-cell>
          <table:table-cell table:style-name="ce29" office:value-type="string" calcext:value-type="string">
            <text:p>TextArea</text:p>
          </table:table-cell>
          <table:table-cell table:style-name="ce29" office:value-type="string" calcext:value-type="string">
            <text:p>&lt; 255 characters</text:p>
          </table:table-cell>
          <table:table-cell table:style-name="ce29"/>
          <table:table-cell table:style-name="ce33" office:value-type="string" calcext:value-type="string">
            <text:p>optional</text:p>
          </table:table-cell>
          <table:table-cell table:style-name="ce36"/>
          <table:table-cell table:number-columns-repeated="1015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Helvetica-Narrow" svg:font-family="Helvetica-Narrow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P0" style:volatile="true">
      <number:day number:style="long"/>
      <number:text>/</number:text>
      <number:month number:style="long"/>
      <number:text>/</number:text>
      <number:year/>
    </number:date-style>
    <number:text-style style:name="N111">
      <number:text-content/>
      <style:map style:condition="value()&gt;=0" style:apply-style-name="N111P0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ter_5f_Structure" style:display-name="PageStyle_Shelter_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Nicolas</meta:initial-creator>
    <meta:creation-date>2015-03-27T12:00:51</meta:creation-date>
    <dc:creator>Cedric Bonhomme</dc:creator>
    <dc:date>2015-05-18T08:47:25.787875100</dc:date>
    <meta:editing-cycles>3</meta:editing-cycles>
    <meta:editing-duration>PT2M40S</meta:editing-duration>
    <meta:document-statistic meta:table-count="1" meta:cell-count="1208" meta:object-count="0"/>
    <meta:generator>LibreOffice/5.0.5.2$Linux_X86_64 LibreOffice_project/00m0$Build-2</meta:generator>
  </office:meta>
</office:document-meta>
</file>